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01-epistemologia-de-la-educacion-fisica.js<text:line-break/>02-la-educacion-fisica-en-el-sistema-educativo.js<text:line-break/>03-taxonomias-de-objetivos-y-ambito-motor.js<text:line-break/>04-contenidos-de-la-educacion-fisica.js<text:line-break/>05-coeducacion-e-igualdad-de-los-sexos.js<text:line-break/>06-adaptaciones-curriculares-y-educacion-fisica.js<text:line-break/>07-desarrollo-motor.js<text:line-break/>08-medicion-y-evaluacion-del-desarrollo-motor.js<text:line-break/>09-estructura-del-ejercicio-fisico.js<text:line-break/>10-sistemas-naturales-en-educacion-fisica.js<text:line-break/>11-sistemas-analiticos-en-educacion-fisica.js<text:line-break/>12-sistemas-ritmicos-en-educacion-fisica.js<text:line-break/>13-la-condicion-fisica.js<text:line-break/>14-principios-del-desarrollo-de-la-condicion-fisica.js<text:line-break/>15-el-calentamiento.js<text:line-break/>16-capacidades-fisicas-basicas.js<text:line-break/>17-factores-del-desarrollo-de-la-condicion-fisica.js<text:line-break/>18-adaptacion-del-organismo-al-esfuerzo.js<text:line-break/>19-procesos-energeticos-y-actividad-fisica.js<text:line-break/>20-la-resistencia.js<text:line-break/>21-sistema-cardiorrespiratorio.js<text:line-break/>22-la-fuerza.js<text:line-break/>23-sistema-muscular.js<text:line-break/>24-la-velocidad.js<text:line-break/>25-sistema-nervioso.js<text:line-break/>26-la-flexibilidad.js<text:line-break/>27-sistema-oseo-articular.js<text:line-break/>28-la-agilidad.js<text:line-break/>29-cualidades-motrices.js<text:line-break/>30-habilidades-basicas.js<text:line-break/>31-la-respiracion.js<text:line-break/>32-la-relajacion.js<text:line-break/>33-el-deporte-como-fenomeno-social.js<text:line-break/>34-aprendizaje-deportivo.js<text:line-break/>35-deportes-individuales.js<text:line-break/>36-deportes-individuales-como-contenido.js<text:line-break/>37-deportes-de-adversario.js<text:line-break/>38-deportes-de-adversario-como-contenido.js<text:line-break/>39-deportes-colectivos.js<text:line-break/>40-deportes-colectivos-como-contenido.js<text:line-break/>41-recreacion-y-tiempo-libre.js<text:line-break/>42-juegos-y-deportes-tradicionales.js<text:line-break/>43-el-juego.js<text:line-break/>44-expresion-y-comunicacion-corporal.js<text:line-break/>45-la-danza.js<text:line-break/>46-la-dramatizacion.js<text:line-break/><text:soft-page-break/>47-actividades-en-el-medio-natural.js<text:line-break/>48-orientacion-en-el-medio-natural.js<text:line-break/>49-nutricion-y-actividad-fisica.js<text:line-break/>50-prevencion-y-primeros-auxilios.js<text:line-break/>51-postura-corporal-y-patologias.js<text:line-break/>52-salud-y-actividad-fisica.js<text:line-break/>53-aprendizaje-motor-fundamentos.js<text:line-break/>54-aprendizaje-motor-fases-y-transferencia.js<text:line-break/>55-procesamiento-de-la-informacion-motriz.js<text:line-break/>56-control-del-movimiento-y-retroalimentacion.js<text:line-break/>57-habilidad-y-tareas-motrices.js<text:line-break/>58-metodos-de-ensenanza-en-educacion-fisica.js<text:line-break/>59-ensenanza-por-recepcion.js<text:line-break/>60-ensenanza-por-descubrimiento.js<text:line-break/>61-instalaciones-y-materiales-de-educacion-fisica.js<text:line-break/>62-investigacion-en-educacion-fisica.js<text:line-break/>63-evaluacion-de-las-capacidades-fisicas.js<text:line-break/>64-evaluacion-de-las-cualidades-motrices.js<text:line-break/>65-municipio-y-actividad-fisica.js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8-11T18:14:51.050000000</meta:creation-date>
    <dc:date>2026-01-26T20:53:11.160000000</dc:date>
    <meta:editing-duration>PT3M49S</meta:editing-duration>
    <meta:editing-cycles>6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1" meta:word-count="65" meta:character-count="2286" meta:non-whitespace-character-count="2222"/>
  </office:meta>
</office:document-meta>
</file>